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d061" officeooo:paragraph-rsid="0015d061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style="normal" style:text-underline-style="none" fo:font-weight="bold" officeooo:rsid="0015d061" officeooo:paragraph-rsid="0015d061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6pt" fo:font-style="normal" style:text-underline-style="none" fo:font-weight="bold" officeooo:rsid="0015d061" officeooo:paragraph-rsid="0015d061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12pt" fo:font-style="normal" style:text-underline-style="none" fo:font-weight="normal" officeooo:rsid="0015d061" officeooo:paragraph-rsid="0015d061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TML VS XHTML</text:p>
      <text:p text:style-name="P3"/>
      <text:p text:style-name="P2">HTML</text:p>
      <text:p text:style-name="P4">Es el lenguaje que nos permite indicar la estructura de una pagina web, tiene las siguientes características:</text:p>
      <text:p text:style-name="P4"/>
      <text:p text:style-name="P4">1- Es el lenguaje de marcas más popular.</text:p>
      <text:p text:style-name="P4">2- Es el lenguaje de la web</text:p>
      <text:p text:style-name="P4">3- Gratuito</text:p>
      <text:p text:style-name="P4">4- 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2:10:10.964000000</meta:creation-date>
    <dc:date>2022-09-20T12:19:39.787000000</dc:date>
    <meta:editing-duration>PT9M29S</meta:editing-duration>
    <meta:editing-cycles>1</meta:editing-cycles>
    <meta:document-statistic meta:table-count="0" meta:image-count="0" meta:object-count="0" meta:page-count="1" meta:paragraph-count="7" meta:word-count="39" meta:character-count="207" meta:non-whitespace-character-count="174"/>
    <meta:generator>LibreOffice/7.2.7.2$Windows_X86_64 LibreOffice_project/8d71d29d553c0f7dcbfa38fbfda25ee34cce99a2</meta:generator>
  </office:meta>
</office:document-meta>
</file>